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2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table:style-name="Default"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table:number-columns-repeated="3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4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turk to us</text:p>
          </table:table-cell>
        </table:table-row>
        <table:table-row table:style-name="ro2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table:style-name="ce1" office:value-type="string">
            <text:p><text:s/>8.2</text:p>
          </table:table-cell>
          <table:table-cell table:formula="of:=[.E2]+1" office:value-type="float" office:value="9.2">
            <text:p>9.2</text:p>
          </table:table-cell>
          <table:table-cell table:style-name="ce2" table:formula="of:=ABS([.D2]-[.F2])" office:value-type="float" office:value="0.100000000000001">
            <text:p>0.1</text:p>
          </table:table-cell>
          <table:table-cell table:style-name="ce2" table:formula="of:=ABS([.C2]-[.D2])" office:value-type="float" office:value="0.699999999999999">
            <text:p>0.7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5.8">
            <text:p>5.8</text:p>
          </table:table-cell>
          <table:table-cell table:formula="of:=[.O2]+1" office:value-type="float" office:value="6.8">
            <text:p>6.8</text:p>
          </table:table-cell>
          <table:table-cell table:formula="of:=ABS([.N2]-[.P2])" office:value-type="float" office:value="2.15">
            <text:p>2.15</text:p>
          </table:table-cell>
        </table:table-row>
        <table:table-row table:style-name="ro2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table:style-name="ce1" office:value-type="string">
            <text:p><text:s/>7.14</text:p>
          </table:table-cell>
          <table:table-cell table:formula="of:=[.E3]+1" office:value-type="float" office:value="8.14">
            <text:p>8.14</text:p>
          </table:table-cell>
          <table:table-cell table:style-name="ce2" table:formula="of:=ABS([.D3]-[.F3])" office:value-type="float" office:value="0.640000000000001">
            <text:p>0.64</text:p>
          </table:table-cell>
          <table:table-cell table:style-name="ce2" table:formula="of:=ABS([.C3]-[.D3])" office:value-type="float" office:value="2.5">
            <text:p>2.5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7.82">
            <text:p>7.82</text:p>
          </table:table-cell>
          <table:table-cell table:formula="of:=[.O3]+1" office:value-type="float" office:value="8.82">
            <text:p>8.82</text:p>
          </table:table-cell>
          <table:table-cell table:formula="of:=ABS([.N3]-[.P3])" office:value-type="float" office:value="5.12">
            <text:p>5.12</text:p>
          </table:table-cell>
        </table:table-row>
        <table:table-row table:style-name="ro2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table:style-name="ce1" office:value-type="string">
            <text:p><text:s/>4.12</text:p>
          </table:table-cell>
          <table:table-cell table:formula="of:=[.E4]+1" office:value-type="float" office:value="5.12">
            <text:p>5.12</text:p>
          </table:table-cell>
          <table:table-cell table:style-name="ce2" table:formula="of:=ABS([.D4]-[.F4])" office:value-type="float" office:value="1.58">
            <text:p>1.58</text:p>
          </table:table-cell>
          <table:table-cell table:style-name="ce2" table:formula="of:=ABS([.C4]-[.D4])" office:value-type="float" office:value="3.3">
            <text:p>3.3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6.86">
            <text:p>6.86</text:p>
          </table:table-cell>
          <table:table-cell table:formula="of:=[.O4]+1" office:value-type="float" office:value="7.86">
            <text:p>7.86</text:p>
          </table:table-cell>
          <table:table-cell table:formula="of:=ABS([.N4]-[.P4])" office:value-type="float" office:value="3.11">
            <text:p>3.11</text:p>
          </table:table-cell>
        </table:table-row>
        <table:table-row table:style-name="ro2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table:style-name="ce1" office:value-type="string">
            <text:p><text:s/>7.52</text:p>
          </table:table-cell>
          <table:table-cell table:formula="of:=[.E5]+1" office:value-type="float" office:value="8.52">
            <text:p>8.52</text:p>
          </table:table-cell>
          <table:table-cell table:style-name="ce2" table:formula="of:=ABS([.D5]-[.F5])" office:value-type="float" office:value="0.619999999999999">
            <text:p>0.62</text:p>
          </table:table-cell>
          <table:table-cell table:style-name="ce2" table:formula="of:=ABS([.C5]-[.D5])" office:value-type="float" office:value="2.1">
            <text:p>2.1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6.98">
            <text:p>6.98</text:p>
          </table:table-cell>
          <table:table-cell table:formula="of:=[.O5]+1" office:value-type="float" office:value="7.98">
            <text:p>7.98</text:p>
          </table:table-cell>
          <table:table-cell table:formula="of:=ABS([.N5]-[.P5])" office:value-type="float" office:value="2.98">
            <text:p>2.98</text:p>
          </table:table-cell>
        </table:table-row>
        <table:table-row table:style-name="ro2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table:style-name="ce1" office:value-type="string">
            <text:p><text:s/>3.6</text:p>
          </table:table-cell>
          <table:table-cell table:formula="of:=[.E6]+1" office:value-type="float" office:value="4.6">
            <text:p>4.6</text:p>
          </table:table-cell>
          <table:table-cell table:style-name="ce2" table:formula="of:=ABS([.D6]-[.F6])" office:value-type="float" office:value="4.6">
            <text:p>4.6</text:p>
          </table:table-cell>
          <table:table-cell table:style-name="ce2" table:formula="of:=ABS([.C6]-[.D6])" office:value-type="float" office:value="0.800000000000001">
            <text:p>0.8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6.5">
            <text:p>6.5</text:p>
          </table:table-cell>
          <table:table-cell table:formula="of:=[.O6]+1" office:value-type="float" office:value="7.5">
            <text:p>7.5</text:p>
          </table:table-cell>
          <table:table-cell table:formula="of:=ABS([.N6]-[.P6])" office:value-type="float" office:value="0.0999999999999996">
            <text:p>0.1</text:p>
          </table:table-cell>
        </table:table-row>
        <table:table-row table:style-name="ro2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64</text:p>
          </table:table-cell>
          <table:table-cell table:formula="of:=[.E7]+1" office:value-type="float" office:value="6.64">
            <text:p>6.64</text:p>
          </table:table-cell>
          <table:table-cell table:style-name="ce2" table:formula="of:=ABS([.D7]-[.F7])" office:value-type="float" office:value="0.96">
            <text:p>0.96</text:p>
          </table:table-cell>
          <table:table-cell table:style-name="ce2" table:formula="of:=ABS([.C7]-[.D7])" office:value-type="float" office:value="2.4">
            <text:p>2.4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6.9">
            <text:p>6.9</text:p>
          </table:table-cell>
          <table:table-cell table:formula="of:=[.O7]+1" office:value-type="float" office:value="7.9">
            <text:p>7.9</text:p>
          </table:table-cell>
          <table:table-cell table:formula="of:=ABS([.N7]-[.P7])" office:value-type="float" office:value="1.8">
            <text:p>1.8</text:p>
          </table:table-cell>
        </table:table-row>
        <table:table-row table:style-name="ro2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table:style-name="ce1" office:value-type="string">
            <text:p><text:s/>3.36</text:p>
          </table:table-cell>
          <table:table-cell table:formula="of:=[.E8]+1" office:value-type="float" office:value="4.36">
            <text:p>4.36</text:p>
          </table:table-cell>
          <table:table-cell table:style-name="ce2" table:formula="of:=ABS([.D8]-[.F8])" office:value-type="float" office:value="4.14">
            <text:p>4.14</text:p>
          </table:table-cell>
          <table:table-cell table:style-name="ce2" table:formula="of:=ABS([.C8]-[.D8])" office:value-type="float" office:value="0">
            <text:p>0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5.52">
            <text:p>5.52</text:p>
          </table:table-cell>
          <table:table-cell table:formula="of:=[.O8]+1" office:value-type="float" office:value="6.52">
            <text:p>6.52</text:p>
          </table:table-cell>
          <table:table-cell table:formula="of:=ABS([.N8]-[.P8])" office:value-type="float" office:value="1.28">
            <text:p>1.28</text:p>
          </table:table-cell>
        </table:table-row>
        <table:table-row table:style-name="ro2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6.76</text:p>
          </table:table-cell>
          <table:table-cell table:formula="of:=[.E9]+1" office:value-type="float" office:value="7.76">
            <text:p>7.76</text:p>
          </table:table-cell>
          <table:table-cell table:style-name="ce2" table:formula="of:=ABS([.D9]-[.F9])" office:value-type="float" office:value="1.76">
            <text:p>1.76</text:p>
          </table:table-cell>
          <table:table-cell table:style-name="ce2" table:formula="of:=ABS([.C9]-[.D9])" office:value-type="float" office:value="2.5">
            <text:p>2.5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table:formula="of:=[.O9]+1" office:value-type="float" office:value="7.6">
            <text:p>7.6</text:p>
          </table:table-cell>
          <table:table-cell table:formula="of:=ABS([.N9]-[.P9])" office:value-type="float" office:value="1.6">
            <text:p>1.6</text:p>
          </table:table-cell>
        </table:table-row>
        <table:table-row table:style-name="ro3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12</text:p>
          </table:table-cell>
          <table:table-cell table:formula="of:=[.E10]+1" office:value-type="float" office:value="6.12">
            <text:p>6.12</text:p>
          </table:table-cell>
          <table:table-cell table:style-name="ce2" table:formula="of:=ABS([.D10]-[.F10])" office:value-type="float" office:value="1.48">
            <text:p>1.48</text:p>
          </table:table-cell>
          <table:table-cell table:style-name="ce2" table:formula="of:=ABS([.C10]-[.D10])" office:value-type="float" office:value="0.9">
            <text:p>0.9</text:p>
          </table:table-cell>
          <table:table-cell table:style-name="ce2"/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.56">
            <text:p>9.56</text:p>
          </table:table-cell>
          <table:table-cell table:formula="of:=[.O10]+1" office:value-type="float" office:value="10.56">
            <text:p>10.56</text:p>
          </table:table-cell>
          <table:table-cell table:formula="of:=ABS([.N10]-[.P10])" office:value-type="float" office:value="6.31">
            <text:p>6.31</text:p>
          </table:table-cell>
        </table:table-row>
        <table:table-row table:style-name="ro2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table:style-name="ce1" office:value-type="string">
            <text:p><text:s/>5.24</text:p>
          </table:table-cell>
          <table:table-cell table:formula="of:=[.E11]+1" office:value-type="float" office:value="6.24">
            <text:p>6.24</text:p>
          </table:table-cell>
          <table:table-cell table:style-name="ce2" table:formula="of:=ABS([.D11]-[.F11])" office:value-type="float" office:value="2.06">
            <text:p>2.06</text:p>
          </table:table-cell>
          <table:table-cell table:style-name="ce2" table:formula="of:=ABS([.C11]-[.D11])" office:value-type="float" office:value="0.199999999999999">
            <text:p>0.2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7.52">
            <text:p>7.52</text:p>
          </table:table-cell>
          <table:table-cell table:formula="of:=[.O11]+1" office:value-type="float" office:value="8.52">
            <text:p>8.52</text:p>
          </table:table-cell>
          <table:table-cell table:formula="of:=ABS([.N11]-[.P11])" office:value-type="float" office:value="1.62">
            <text:p>1.62</text:p>
          </table:table-cell>
        </table:table-row>
        <table:table-row table:style-name="ro2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6.1</text:p>
          </table:table-cell>
          <table:table-cell table:formula="of:=[.E12]+1" office:value-type="float" office:value="7.1">
            <text:p>7.1</text:p>
          </table:table-cell>
          <table:table-cell table:style-name="ce2" table:formula="of:=ABS([.D12]-[.F12])" office:value-type="float" office:value="1">
            <text:p>1</text:p>
          </table:table-cell>
          <table:table-cell table:style-name="ce2" table:formula="of:=ABS([.C12]-[.D12])" office:value-type="float" office:value="0.4">
            <text:p>0.4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office:value-type="float" office:value="5.4">
            <text:p>5.4</text:p>
          </table:table-cell>
          <table:table-cell office:value-type="float" office:value="5.14">
            <text:p>5.14</text:p>
          </table:table-cell>
          <table:table-cell table:formula="of:=[.O12]+1" office:value-type="float" office:value="6.14">
            <text:p>6.14</text:p>
          </table:table-cell>
          <table:table-cell table:formula="of:=ABS([.N12]-[.P12])" office:value-type="float" office:value="0.739999999999999">
            <text:p>0.74</text:p>
          </table:table-cell>
        </table:table-row>
        <table:table-row table:style-name="ro2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table:style-name="ce1" office:value-type="string">
            <text:p><text:s/>7.38</text:p>
          </table:table-cell>
          <table:table-cell table:formula="of:=[.E13]+1" office:value-type="float" office:value="8.38">
            <text:p>8.38</text:p>
          </table:table-cell>
          <table:table-cell table:style-name="ce2" table:formula="of:=ABS([.D13]-[.F13])" office:value-type="float" office:value="1.48">
            <text:p>1.48</text:p>
          </table:table-cell>
          <table:table-cell table:style-name="ce2" table:formula="of:=ABS([.C13]-[.D13])" office:value-type="float" office:value="1.6">
            <text:p>1.6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6.44">
            <text:p>6.44</text:p>
          </table:table-cell>
          <table:table-cell table:formula="of:=[.O13]+1" office:value-type="float" office:value="7.44">
            <text:p>7.44</text:p>
          </table:table-cell>
          <table:table-cell table:formula="of:=ABS([.N13]-[.P13])" office:value-type="float" office:value="0.24">
            <text:p>0.24</text:p>
          </table:table-cell>
        </table:table-row>
        <table:table-row table:style-name="ro2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table:style-name="ce1" office:value-type="string">
            <text:p><text:s/>6.52</text:p>
          </table:table-cell>
          <table:table-cell table:formula="of:=[.E14]+1" office:value-type="float" office:value="7.52">
            <text:p>7.52</text:p>
          </table:table-cell>
          <table:table-cell table:style-name="ce2" table:formula="of:=ABS([.D14]-[.F14])" office:value-type="float" office:value="1.08">
            <text:p>1.08</text:p>
          </table:table-cell>
          <table:table-cell table:style-name="ce2" table:formula="of:=ABS([.C14]-[.D14])" office:value-type="float" office:value="1.6">
            <text:p>1.6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6.62">
            <text:p>6.62</text:p>
          </table:table-cell>
          <table:table-cell table:formula="of:=[.O14]+1" office:value-type="float" office:value="7.62">
            <text:p>7.62</text:p>
          </table:table-cell>
          <table:table-cell table:formula="of:=ABS([.N14]-[.P14])" office:value-type="float" office:value="0.17">
            <text:p>0.17</text:p>
          </table:table-cell>
        </table:table-row>
        <table:table-row table:style-name="ro2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table:style-name="ce1" office:value-type="string">
            <text:p><text:s/>6.62</text:p>
          </table:table-cell>
          <table:table-cell table:formula="of:=[.E15]+1" office:value-type="float" office:value="7.62">
            <text:p>7.62</text:p>
          </table:table-cell>
          <table:table-cell table:style-name="ce2" table:formula="of:=ABS([.D15]-[.F15])" office:value-type="float" office:value="0.18">
            <text:p>0.18</text:p>
          </table:table-cell>
          <table:table-cell table:style-name="ce2" table:formula="of:=ABS([.C15]-[.D15])" office:value-type="float" office:value="0.8">
            <text:p>0.8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7.24">
            <text:p>7.24</text:p>
          </table:table-cell>
          <table:table-cell table:formula="of:=[.O15]+1" office:value-type="float" office:value="8.24">
            <text:p>8.24</text:p>
          </table:table-cell>
          <table:table-cell table:formula="of:=ABS([.N15]-[.P15])" office:value-type="float" office:value="0.94">
            <text:p>0.94</text:p>
          </table:table-cell>
        </table:table-row>
        <table:table-row table:style-name="ro2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table:style-name="ce1" office:value-type="string">
            <text:p><text:s/>5.94</text:p>
          </table:table-cell>
          <table:table-cell table:formula="of:=[.E16]+1" office:value-type="float" office:value="6.94">
            <text:p>6.94</text:p>
          </table:table-cell>
          <table:table-cell table:style-name="ce2" table:formula="of:=ABS([.D16]-[.F16])" office:value-type="float" office:value="1.66">
            <text:p>1.66</text:p>
          </table:table-cell>
          <table:table-cell table:style-name="ce2" table:formula="of:=ABS([.C16]-[.D16])" office:value-type="float" office:value="1.6">
            <text:p>1.6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6.74">
            <text:p>6.74</text:p>
          </table:table-cell>
          <table:table-cell table:formula="of:=[.O16]+1" office:value-type="float" office:value="7.74">
            <text:p>7.74</text:p>
          </table:table-cell>
          <table:table-cell table:formula="of:=ABS([.N16]-[.P16])" office:value-type="float" office:value="1.49">
            <text:p>1.49</text:p>
          </table:table-cell>
        </table:table-row>
        <table:table-row table:style-name="ro2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table:style-name="ce1" office:value-type="string">
            <text:p><text:s/>6.14</text:p>
          </table:table-cell>
          <table:table-cell table:formula="of:=[.E17]+1" office:value-type="float" office:value="7.14">
            <text:p>7.14</text:p>
          </table:table-cell>
          <table:table-cell table:style-name="ce2" table:formula="of:=ABS([.D17]-[.F17])" office:value-type="float" office:value="0.560000000000001">
            <text:p>0.56</text:p>
          </table:table-cell>
          <table:table-cell table:style-name="ce2" table:formula="of:=ABS([.C17]-[.D17])" office:value-type="float" office:value="0.7">
            <text:p>0.7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8.06">
            <text:p>8.06</text:p>
          </table:table-cell>
          <table:table-cell table:formula="of:=[.O17]+1" office:value-type="float" office:value="9.06">
            <text:p>9.06</text:p>
          </table:table-cell>
          <table:table-cell table:formula="of:=ABS([.N17]-[.P17])" office:value-type="float" office:value="2.31">
            <text:p>2.31</text:p>
          </table:table-cell>
        </table:table-row>
        <table:table-row table:style-name="ro2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table:style-name="ce1" office:value-type="string">
            <text:p><text:s/>7.16</text:p>
          </table:table-cell>
          <table:table-cell table:formula="of:=[.E18]+1" office:value-type="float" office:value="8.16">
            <text:p>8.16</text:p>
          </table:table-cell>
          <table:table-cell table:style-name="ce2" table:formula="of:=ABS([.D18]-[.F18])" office:value-type="float" office:value="0.66">
            <text:p>0.66</text:p>
          </table:table-cell>
          <table:table-cell table:style-name="ce2" table:formula="of:=ABS([.C18]-[.D18])" office:value-type="float" office:value="0.5">
            <text:p>0.5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6.44">
            <text:p>6.44</text:p>
          </table:table-cell>
          <table:table-cell table:formula="of:=[.O18]+1" office:value-type="float" office:value="7.44">
            <text:p>7.44</text:p>
          </table:table-cell>
          <table:table-cell table:formula="of:=ABS([.N18]-[.P18])" office:value-type="float" office:value="0.0900000000000007">
            <text:p>0.09</text:p>
          </table:table-cell>
        </table:table-row>
        <table:table-row table:style-name="ro2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table:style-name="ce1" office:value-type="string">
            <text:p><text:s/>3.72</text:p>
          </table:table-cell>
          <table:table-cell table:formula="of:=[.E19]+1" office:value-type="float" office:value="4.72">
            <text:p>4.72</text:p>
          </table:table-cell>
          <table:table-cell table:style-name="ce2" table:formula="of:=ABS([.D19]-[.F19])" office:value-type="float" office:value="3.58">
            <text:p>3.58</text:p>
          </table:table-cell>
          <table:table-cell table:style-name="ce2" table:formula="of:=ABS([.C19]-[.D19])" office:value-type="float" office:value="1.3">
            <text:p>1.3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7.56">
            <text:p>7.56</text:p>
          </table:table-cell>
          <table:table-cell table:formula="of:=[.O19]+1" office:value-type="float" office:value="8.56">
            <text:p>8.56</text:p>
          </table:table-cell>
          <table:table-cell table:formula="of:=ABS([.N19]-[.P19])" office:value-type="float" office:value="3.36">
            <text:p>3.36</text:p>
          </table:table-cell>
        </table:table-row>
        <table:table-row table:style-name="ro2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4.12</text:p>
          </table:table-cell>
          <table:table-cell table:formula="of:=[.E20]+1" office:value-type="float" office:value="5.12">
            <text:p>5.12</text:p>
          </table:table-cell>
          <table:table-cell table:style-name="ce2" table:formula="of:=ABS([.D20]-[.F20])" office:value-type="float" office:value="2.88">
            <text:p>2.88</text:p>
          </table:table-cell>
          <table:table-cell table:style-name="ce2" table:formula="of:=ABS([.C20]-[.D20])" office:value-type="float" office:value="2.5">
            <text:p>2.5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94">
            <text:p>7.94</text:p>
          </table:table-cell>
          <table:table-cell table:formula="of:=[.O20]+1" office:value-type="float" office:value="8.94">
            <text:p>8.94</text:p>
          </table:table-cell>
          <table:table-cell table:formula="of:=ABS([.N20]-[.P20])" office:value-type="float" office:value="2.14">
            <text:p>2.14</text:p>
          </table:table-cell>
        </table:table-row>
        <table:table-row table:style-name="ro2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3.84</text:p>
          </table:table-cell>
          <table:table-cell table:formula="of:=[.E21]+1" office:value-type="float" office:value="4.84">
            <text:p>4.84</text:p>
          </table:table-cell>
          <table:table-cell table:style-name="ce2" table:formula="of:=ABS([.D21]-[.F21])" office:value-type="float" office:value="3.16">
            <text:p>3.16</text:p>
          </table:table-cell>
          <table:table-cell table:style-name="ce2" table:formula="of:=ABS([.C21]-[.D21])" office:value-type="float" office:value="2.5">
            <text:p>2.5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4.64">
            <text:p>4.64</text:p>
          </table:table-cell>
          <table:table-cell table:formula="of:=[.O21]+1" office:value-type="float" office:value="5.64">
            <text:p>5.64</text:p>
          </table:table-cell>
          <table:table-cell table:formula="of:=ABS([.N21]-[.P21])" office:value-type="float" office:value="0.16">
            <text:p>0.16</text:p>
          </table:table-cell>
        </table:table-row>
        <table:table-row table:style-name="ro2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table:style-name="ce1" office:value-type="string">
            <text:p><text:s/>6.96</text:p>
          </table:table-cell>
          <table:table-cell table:formula="of:=[.E22]+1" office:value-type="float" office:value="7.96">
            <text:p>7.96</text:p>
          </table:table-cell>
          <table:table-cell table:style-name="ce2" table:formula="of:=ABS([.D22]-[.F22])" office:value-type="float" office:value="0.44">
            <text:p>0.44</text:p>
          </table:table-cell>
          <table:table-cell table:style-name="ce2" table:formula="of:=ABS([.C22]-[.D22])" office:value-type="float" office:value="2.9">
            <text:p>2.9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4.72">
            <text:p>4.72</text:p>
          </table:table-cell>
          <table:table-cell table:formula="of:=[.O22]+1" office:value-type="float" office:value="5.72">
            <text:p>5.72</text:p>
          </table:table-cell>
          <table:table-cell table:formula="of:=ABS([.N22]-[.P22])" office:value-type="float" office:value="1.73">
            <text:p>1.73</text:p>
          </table:table-cell>
        </table:table-row>
        <table:table-row table:style-name="ro2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table:style-name="ce1" office:value-type="string">
            <text:p><text:s/>6.2</text:p>
          </table:table-cell>
          <table:table-cell table:formula="of:=[.E23]+1" office:value-type="float" office:value="7.2">
            <text:p>7.2</text:p>
          </table:table-cell>
          <table:table-cell table:style-name="ce2" table:formula="of:=ABS([.D23]-[.F23])" office:value-type="float" office:value="0.100000000000001">
            <text:p>0.1</text:p>
          </table:table-cell>
          <table:table-cell table:style-name="ce2" table:formula="of:=ABS([.C23]-[.D23])" office:value-type="float" office:value="1.6">
            <text:p>1.6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6.66">
            <text:p>6.66</text:p>
          </table:table-cell>
          <table:table-cell table:formula="of:=[.O23]+1" office:value-type="float" office:value="7.66">
            <text:p>7.66</text:p>
          </table:table-cell>
          <table:table-cell table:formula="of:=ABS([.N23]-[.P23])" office:value-type="float" office:value="1.66">
            <text:p>1.66</text:p>
          </table:table-cell>
        </table:table-row>
        <table:table-row table:style-name="ro2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table:style-name="ce1" office:value-type="string">
            <text:p><text:s/>5.26</text:p>
          </table:table-cell>
          <table:table-cell table:formula="of:=[.E24]+1" office:value-type="float" office:value="6.26">
            <text:p>6.26</text:p>
          </table:table-cell>
          <table:table-cell table:style-name="ce2" table:formula="of:=ABS([.D24]-[.F24])" office:value-type="float" office:value="1.14">
            <text:p>1.14</text:p>
          </table:table-cell>
          <table:table-cell table:style-name="ce2" table:formula="of:=ABS([.C24]-[.D24])" office:value-type="float" office:value="1.9">
            <text:p>1.9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7.24">
            <text:p>7.24</text:p>
          </table:table-cell>
          <table:table-cell table:formula="of:=[.O24]+1" office:value-type="float" office:value="8.24">
            <text:p>8.24</text:p>
          </table:table-cell>
          <table:table-cell table:formula="of:=ABS([.N24]-[.P24])" office:value-type="float" office:value="1.14">
            <text:p>1.14</text:p>
          </table:table-cell>
        </table:table-row>
        <table:table-row table:style-name="ro2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table:style-name="ce1" office:value-type="string">
            <text:p><text:s/>6.64</text:p>
          </table:table-cell>
          <table:table-cell table:formula="of:=[.E25]+1" office:value-type="float" office:value="7.64">
            <text:p>7.64</text:p>
          </table:table-cell>
          <table:table-cell table:style-name="ce2" table:formula="of:=ABS([.D25]-[.F25])" office:value-type="float" office:value="1.06">
            <text:p>1.06</text:p>
          </table:table-cell>
          <table:table-cell table:style-name="ce2" table:formula="of:=ABS([.C25]-[.D25])" office:value-type="float" office:value="3.2">
            <text:p>3.2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7.94">
            <text:p>7.94</text:p>
          </table:table-cell>
          <table:table-cell table:formula="of:=[.O25]+1" office:value-type="float" office:value="8.94">
            <text:p>8.94</text:p>
          </table:table-cell>
          <table:table-cell table:formula="of:=ABS([.N25]-[.P25])" office:value-type="float" office:value="2.24">
            <text:p>2.24</text:p>
          </table:table-cell>
        </table:table-row>
        <table:table-row table:style-name="ro2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table:style-name="ce1" office:value-type="string">
            <text:p><text:s/>5.68</text:p>
          </table:table-cell>
          <table:table-cell table:formula="of:=[.E26]+1" office:value-type="float" office:value="6.68">
            <text:p>6.68</text:p>
          </table:table-cell>
          <table:table-cell table:style-name="ce2" table:formula="of:=ABS([.D26]-[.F26])" office:value-type="float" office:value="0.32">
            <text:p>0.32</text:p>
          </table:table-cell>
          <table:table-cell table:style-name="ce2" table:formula="of:=ABS([.C26]-[.D26])" office:value-type="float" office:value="2.4">
            <text:p>2.4</text:p>
          </table:table-cell>
          <table:table-cell table:number-columns-repeated="3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6.78">
            <text:p>6.78</text:p>
          </table:table-cell>
          <table:table-cell table:formula="of:=[.O26]+1" office:value-type="float" office:value="7.78">
            <text:p>7.78</text:p>
          </table:table-cell>
          <table:table-cell table:formula="of:=ABS([.N26]-[.P26])" office:value-type="float" office:value="1.28">
            <text:p>1.28</text:p>
          </table:table-cell>
        </table:table-row>
        <table:table-row table:style-name="ro2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table:style-name="ce1" office:value-type="string">
            <text:p><text:s/>5.24</text:p>
          </table:table-cell>
          <table:table-cell table:formula="of:=[.E27]+1" office:value-type="float" office:value="6.24">
            <text:p>6.24</text:p>
          </table:table-cell>
          <table:table-cell table:style-name="ce2" table:formula="of:=ABS([.D27]-[.F27])" office:value-type="float" office:value="2.46">
            <text:p>2.46</text:p>
          </table:table-cell>
          <table:table-cell table:style-name="ce2" table:formula="of:=ABS([.C27]-[.D27])" office:value-type="float" office:value="4.25">
            <text:p>4.2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6.98">
            <text:p>6.98</text:p>
          </table:table-cell>
          <table:table-cell table:formula="of:=[.O27]+1" office:value-type="float" office:value="7.98">
            <text:p>7.98</text:p>
          </table:table-cell>
          <table:table-cell table:formula="of:=ABS([.N27]-[.P27])" office:value-type="float" office:value="0.930000000000001">
            <text:p>0.93</text:p>
          </table:table-cell>
        </table:table-row>
        <table:table-row table:style-name="ro2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table:style-name="ce1" office:value-type="string">
            <text:p><text:s/>4.9</text:p>
          </table:table-cell>
          <table:table-cell table:formula="of:=[.E28]+1" office:value-type="float" office:value="5.9">
            <text:p>5.9</text:p>
          </table:table-cell>
          <table:table-cell table:style-name="ce2" table:formula="of:=ABS([.D28]-[.F28])" office:value-type="float" office:value="1.8">
            <text:p>1.8</text:p>
          </table:table-cell>
          <table:table-cell table:style-name="ce2" table:formula="of:=ABS([.C28]-[.D28])" office:value-type="float" office:value="0.200000000000001">
            <text:p>0.2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3.68">
            <text:p>3.68</text:p>
          </table:table-cell>
          <table:table-cell table:formula="of:=[.O28]+1" office:value-type="float" office:value="4.68">
            <text:p>4.68</text:p>
          </table:table-cell>
          <table:table-cell table:formula="of:=ABS([.N28]-[.P28])" office:value-type="float" office:value="2.07">
            <text:p>2.07</text:p>
          </table:table-cell>
        </table:table-row>
        <table:table-row table:style-name="ro2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table:style-name="ce1" office:value-type="string">
            <text:p><text:s/>5.9</text:p>
          </table:table-cell>
          <table:table-cell table:formula="of:=[.E29]+1" office:value-type="float" office:value="6.9">
            <text:p>6.9</text:p>
          </table:table-cell>
          <table:table-cell table:style-name="ce2" table:formula="of:=ABS([.D29]-[.F29])" office:value-type="float" office:value="0.8">
            <text:p>0.8</text:p>
          </table:table-cell>
          <table:table-cell table:style-name="ce2" table:formula="of:=ABS([.C29]-[.D29])" office:value-type="float" office:value="3.55">
            <text:p>3.5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4.85">
            <text:p>4.85</text:p>
          </table:table-cell>
          <table:table-cell table:formula="of:=[.O29]+1" office:value-type="float" office:value="5.85">
            <text:p>5.85</text:p>
          </table:table-cell>
          <table:table-cell table:formula="of:=ABS([.N29]-[.P29])" office:value-type="float" office:value="1.95">
            <text:p>1.95</text:p>
          </table:table-cell>
        </table:table-row>
        <table:table-row table:style-name="ro2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6.28</text:p>
          </table:table-cell>
          <table:table-cell table:formula="of:=[.E30]+1" office:value-type="float" office:value="7.28">
            <text:p>7.28</text:p>
          </table:table-cell>
          <table:table-cell table:style-name="ce2" table:formula="of:=ABS([.D30]-[.F30])" office:value-type="float" office:value="0.819999999999999">
            <text:p>0.82</text:p>
          </table:table-cell>
          <table:table-cell table:style-name="ce2" table:formula="of:=ABS([.C30]-[.D30])" office:value-type="float" office:value="4.25">
            <text:p>4.2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0.96">
            <text:p>0.96</text:p>
          </table:table-cell>
          <table:table-cell table:formula="of:=[.O30]+1" office:value-type="float" office:value="1.96">
            <text:p>1.96</text:p>
          </table:table-cell>
          <table:table-cell table:formula="of:=ABS([.N30]-[.P30])" office:value-type="float" office:value="5.39">
            <text:p>5.39</text:p>
          </table:table-cell>
        </table:table-row>
        <table:table-row table:style-name="ro2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table:style-name="ce1" office:value-type="string">
            <text:p><text:s/>7</text:p>
          </table:table-cell>
          <table:table-cell table:formula="of:=[.E31]+1" office:value-type="float" office:value="8">
            <text:p>8</text:p>
          </table:table-cell>
          <table:table-cell table:style-name="ce2" table:formula="of:=ABS([.D31]-[.F31])" office:value-type="float" office:value="1.2">
            <text:p>1.2</text:p>
          </table:table-cell>
          <table:table-cell table:style-name="ce2" table:formula="of:=ABS([.C31]-[.D31])" office:value-type="float" office:value="3.1">
            <text:p>3.1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8.56">
            <text:p>8.56</text:p>
          </table:table-cell>
          <table:table-cell table:formula="of:=[.O31]+1" office:value-type="float" office:value="9.56">
            <text:p>9.56</text:p>
          </table:table-cell>
          <table:table-cell table:formula="of:=ABS([.N31]-[.P31])" office:value-type="float" office:value="3.41">
            <text:p>3.41</text:p>
          </table:table-cell>
        </table:table-row>
        <table:table-row table:style-name="ro2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7.4</text:p>
          </table:table-cell>
          <table:table-cell table:formula="of:=[.E32]+1" office:value-type="float" office:value="8.4">
            <text:p>8.4</text:p>
          </table:table-cell>
          <table:table-cell table:style-name="ce2" table:formula="of:=ABS([.D32]-[.F32])" office:value-type="float" office:value="2.4">
            <text:p>2.4</text:p>
          </table:table-cell>
          <table:table-cell table:style-name="ce2" table:formula="of:=ABS([.C32]-[.D32])" office:value-type="float" office:value="2.45">
            <text:p>2.4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3.46">
            <text:p>3.46</text:p>
          </table:table-cell>
          <table:table-cell table:formula="of:=[.O32]+1" office:value-type="float" office:value="4.46">
            <text:p>4.46</text:p>
          </table:table-cell>
          <table:table-cell table:formula="of:=ABS([.N32]-[.P32])" office:value-type="float" office:value="2.89">
            <text:p>2.89</text:p>
          </table:table-cell>
        </table:table-row>
        <table:table-row table:style-name="ro2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table:style-name="ce1" office:value-type="string">
            <text:p><text:s/>3.88</text:p>
          </table:table-cell>
          <table:table-cell table:formula="of:=[.E33]+1" office:value-type="float" office:value="4.88">
            <text:p>4.88</text:p>
          </table:table-cell>
          <table:table-cell table:style-name="ce2" table:formula="of:=ABS([.D33]-[.F33])" office:value-type="float" office:value="2.78">
            <text:p>2.78</text:p>
          </table:table-cell>
          <table:table-cell table:style-name="ce2" table:formula="of:=ABS([.C33]-[.D33])" office:value-type="float" office:value="1.3">
            <text:p>1.3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5.04">
            <text:p>5.04</text:p>
          </table:table-cell>
          <table:table-cell table:formula="of:=[.O33]+1" office:value-type="float" office:value="6.04">
            <text:p>6.04</text:p>
          </table:table-cell>
          <table:table-cell table:formula="of:=ABS([.N33]-[.P33])" office:value-type="float" office:value="0.51">
            <text:p>0.51</text:p>
          </table:table-cell>
        </table:table-row>
        <table:table-row table:style-name="ro2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table:style-name="ce1" office:value-type="string">
            <text:p><text:s/>5.32</text:p>
          </table:table-cell>
          <table:table-cell table:formula="of:=[.E34]+1" office:value-type="float" office:value="6.32">
            <text:p>6.32</text:p>
          </table:table-cell>
          <table:table-cell table:style-name="ce2" table:formula="of:=ABS([.D34]-[.F34])" office:value-type="float" office:value="0.18">
            <text:p>0.18</text:p>
          </table:table-cell>
          <table:table-cell table:style-name="ce2" table:formula="of:=ABS([.C34]-[.D34])" office:value-type="float" office:value="3.7">
            <text:p>3.7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6.18">
            <text:p>6.18</text:p>
          </table:table-cell>
          <table:table-cell table:formula="of:=[.O34]+1" office:value-type="float" office:value="7.18">
            <text:p>7.18</text:p>
          </table:table-cell>
          <table:table-cell table:formula="of:=ABS([.N34]-[.P34])" office:value-type="float" office:value="1.02">
            <text:p>1.02</text:p>
          </table:table-cell>
        </table:table-row>
        <table:table-row table:style-name="ro2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9</text:p>
          </table:table-cell>
          <table:table-cell table:formula="of:=[.E35]+1" office:value-type="float" office:value="6.9">
            <text:p>6.9</text:p>
          </table:table-cell>
          <table:table-cell table:style-name="ce2" table:formula="of:=ABS([.D35]-[.F35])" office:value-type="float" office:value="0.699999999999999">
            <text:p>0.7</text:p>
          </table:table-cell>
          <table:table-cell table:style-name="ce2" table:formula="of:=ABS([.C35]-[.D35])" office:value-type="float" office:value="4.95">
            <text:p>4.9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6.52">
            <text:p>6.52</text:p>
          </table:table-cell>
          <table:table-cell table:formula="of:=[.O35]+1" office:value-type="float" office:value="7.52">
            <text:p>7.52</text:p>
          </table:table-cell>
          <table:table-cell table:formula="of:=ABS([.N35]-[.P35])" office:value-type="float" office:value="0.0800000000000001">
            <text:p>0.08</text:p>
          </table:table-cell>
        </table:table-row>
        <table:table-row table:style-name="ro2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table:style-name="ce1" office:value-type="string">
            <text:p><text:s/>3.4</text:p>
          </table:table-cell>
          <table:table-cell table:formula="of:=[.E36]+1" office:value-type="float" office:value="4.4">
            <text:p>4.4</text:p>
          </table:table-cell>
          <table:table-cell table:style-name="ce2" table:formula="of:=ABS([.D36]-[.F36])" office:value-type="float" office:value="1.5">
            <text:p>1.5</text:p>
          </table:table-cell>
          <table:table-cell table:style-name="ce2" table:formula="of:=ABS([.C36]-[.D36])" office:value-type="float" office:value="3.4">
            <text:p>3.4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3.1">
            <text:p>3.1</text:p>
          </table:table-cell>
          <table:table-cell table:formula="of:=[.O36]+1" office:value-type="float" office:value="4.1">
            <text:p>4.1</text:p>
          </table:table-cell>
          <table:table-cell table:formula="of:=ABS([.N36]-[.P36])" office:value-type="float" office:value="3.7">
            <text:p>3.7</text:p>
          </table:table-cell>
        </table:table-row>
        <table:table-row table:style-name="ro2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table:style-name="ce1" office:value-type="string">
            <text:p><text:s/>3.58</text:p>
          </table:table-cell>
          <table:table-cell table:formula="of:=[.E37]+1" office:value-type="float" office:value="4.58">
            <text:p>4.58</text:p>
          </table:table-cell>
          <table:table-cell table:style-name="ce2" table:formula="of:=ABS([.D37]-[.F37])" office:value-type="float" office:value="1.72">
            <text:p>1.72</text:p>
          </table:table-cell>
          <table:table-cell table:style-name="ce2" table:formula="of:=ABS([.C37]-[.D37])" office:value-type="float" office:value="3.95">
            <text:p>3.9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7.38">
            <text:p>7.38</text:p>
          </table:table-cell>
          <table:table-cell table:formula="of:=[.O37]+1" office:value-type="float" office:value="8.38">
            <text:p>8.38</text:p>
          </table:table-cell>
          <table:table-cell table:formula="of:=ABS([.N37]-[.P37])" office:value-type="float" office:value="0.779999999999999">
            <text:p>0.78</text:p>
          </table:table-cell>
        </table:table-row>
        <table:table-row table:style-name="ro2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7.24</text:p>
          </table:table-cell>
          <table:table-cell table:formula="of:=[.E38]+1" office:value-type="float" office:value="8.24">
            <text:p>8.24</text:p>
          </table:table-cell>
          <table:table-cell table:style-name="ce2" table:formula="of:=ABS([.D38]-[.F38])" office:value-type="float" office:value="0.24">
            <text:p>0.24</text:p>
          </table:table-cell>
          <table:table-cell table:style-name="ce2" table:formula="of:=ABS([.C38]-[.D38])" office:value-type="float" office:value="5.8">
            <text:p>5.8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1.4">
            <text:p>1.4</text:p>
          </table:table-cell>
          <table:table-cell table:formula="of:=[.O38]+1" office:value-type="float" office:value="2.4">
            <text:p>2.4</text:p>
          </table:table-cell>
          <table:table-cell table:formula="of:=ABS([.N38]-[.P38])" office:value-type="float" office:value="4.05">
            <text:p>4.05</text:p>
          </table:table-cell>
        </table:table-row>
        <table:table-row table:style-name="ro2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table:style-name="ce1" office:value-type="string">
            <text:p><text:s/>7.4</text:p>
          </table:table-cell>
          <table:table-cell table:formula="of:=[.E39]+1" office:value-type="float" office:value="8.4">
            <text:p>8.4</text:p>
          </table:table-cell>
          <table:table-cell table:style-name="ce2" table:formula="of:=ABS([.D39]-[.F39])" office:value-type="float" office:value="2.3">
            <text:p>2.3</text:p>
          </table:table-cell>
          <table:table-cell table:style-name="ce2" table:formula="of:=ABS([.C39]-[.D39])" office:value-type="float" office:value="4.05">
            <text:p>4.0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4.18">
            <text:p>4.18</text:p>
          </table:table-cell>
          <table:table-cell table:formula="of:=[.O39]+1" office:value-type="float" office:value="5.18">
            <text:p>5.18</text:p>
          </table:table-cell>
          <table:table-cell table:formula="of:=ABS([.N39]-[.P39])" office:value-type="float" office:value="2.07">
            <text:p>2.07</text:p>
          </table:table-cell>
        </table:table-row>
        <table:table-row table:style-name="ro2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7.24</text:p>
          </table:table-cell>
          <table:table-cell table:formula="of:=[.E40]+1" office:value-type="float" office:value="8.24">
            <text:p>8.24</text:p>
          </table:table-cell>
          <table:table-cell table:style-name="ce2" table:formula="of:=ABS([.D40]-[.F40])" office:value-type="float" office:value="0.140000000000001">
            <text:p>0.14</text:p>
          </table:table-cell>
          <table:table-cell table:style-name="ce2" table:formula="of:=ABS([.C40]-[.D40])" office:value-type="float" office:value="6.2">
            <text:p>6.2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5.08">
            <text:p>5.08</text:p>
          </table:table-cell>
          <table:table-cell table:formula="of:=[.O40]+1" office:value-type="float" office:value="6.08">
            <text:p>6.08</text:p>
          </table:table-cell>
          <table:table-cell table:formula="of:=ABS([.N40]-[.P40])" office:value-type="float" office:value="0.0700000000000003">
            <text:p>0.07</text:p>
          </table:table-cell>
        </table:table-row>
        <table:table-row table:style-name="ro2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6.36</text:p>
          </table:table-cell>
          <table:table-cell table:formula="of:=[.E41]+1" office:value-type="float" office:value="7.36">
            <text:p>7.36</text:p>
          </table:table-cell>
          <table:table-cell table:style-name="ce2" table:formula="of:=ABS([.D41]-[.F41])" office:value-type="float" office:value="0.64">
            <text:p>0.64</text:p>
          </table:table-cell>
          <table:table-cell table:style-name="ce2" table:formula="of:=ABS([.C41]-[.D41])" office:value-type="float" office:value="6.25">
            <text:p>6.2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formula="of:=[.O41]+1" office:value-type="float" office:value="5">
            <text:p>5</text:p>
          </table:table-cell>
          <table:table-cell table:formula="of:=ABS([.N41]-[.P41])" office:value-type="float" office:value="0.7">
            <text:p>0.7</text:p>
          </table:table-cell>
        </table:table-row>
        <table:table-row table:style-name="ro2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table:style-name="ce1" office:value-type="string">
            <text:p><text:s/>6.12</text:p>
          </table:table-cell>
          <table:table-cell table:formula="of:=[.E42]+1" office:value-type="float" office:value="7.12">
            <text:p>7.12</text:p>
          </table:table-cell>
          <table:table-cell table:style-name="ce2" table:formula="of:=ABS([.D42]-[.F42])" office:value-type="float" office:value="0.12">
            <text:p>0.12</text:p>
          </table:table-cell>
          <table:table-cell table:style-name="ce2" table:formula="of:=ABS([.C42]-[.D42])" office:value-type="float" office:value="5.25">
            <text:p>5.2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4.36">
            <text:p>4.36</text:p>
          </table:table-cell>
          <table:table-cell table:formula="of:=[.O42]+1" office:value-type="float" office:value="5.36">
            <text:p>5.36</text:p>
          </table:table-cell>
          <table:table-cell table:formula="of:=ABS([.N42]-[.P42])" office:value-type="float" office:value="1.44">
            <text:p>1.44</text:p>
          </table:table-cell>
        </table:table-row>
        <table:table-row table:style-name="ro2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table:style-name="ce1" office:value-type="string">
            <text:p><text:s/>4.8</text:p>
          </table:table-cell>
          <table:table-cell table:formula="of:=[.E43]+1" office:value-type="float" office:value="5.8">
            <text:p>5.8</text:p>
          </table:table-cell>
          <table:table-cell table:style-name="ce2" table:formula="of:=ABS([.D43]-[.F43])" office:value-type="float" office:value="2.1">
            <text:p>2.1</text:p>
          </table:table-cell>
          <table:table-cell table:style-name="ce2" table:formula="of:=ABS([.C43]-[.D43])" office:value-type="float" office:value="6.3">
            <text:p>6.3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6.76">
            <text:p>6.76</text:p>
          </table:table-cell>
          <table:table-cell table:formula="of:=[.O43]+1" office:value-type="float" office:value="7.76">
            <text:p>7.76</text:p>
          </table:table-cell>
          <table:table-cell table:formula="of:=ABS([.N43]-[.P43])" office:value-type="float" office:value="0.19">
            <text:p>0.19</text:p>
          </table:table-cell>
        </table:table-row>
        <table:table-row table:style-name="ro2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table:style-name="ce1" office:value-type="string">
            <text:p><text:s/>7.56</text:p>
          </table:table-cell>
          <table:table-cell table:formula="of:=[.E44]+1" office:value-type="float" office:value="8.56">
            <text:p>8.56</text:p>
          </table:table-cell>
          <table:table-cell table:style-name="ce2" table:formula="of:=ABS([.D44]-[.F44])" office:value-type="float" office:value="1.86">
            <text:p>1.86</text:p>
          </table:table-cell>
          <table:table-cell table:style-name="ce2" table:formula="of:=ABS([.C44]-[.D44])" office:value-type="float" office:value="5.25">
            <text:p>5.2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7.28">
            <text:p>7.28</text:p>
          </table:table-cell>
          <table:table-cell table:formula="of:=[.O44]+1" office:value-type="float" office:value="8.28">
            <text:p>8.28</text:p>
          </table:table-cell>
          <table:table-cell table:formula="of:=ABS([.N44]-[.P44])" office:value-type="float" office:value="1.33">
            <text:p>1.33</text:p>
          </table:table-cell>
        </table:table-row>
        <table:table-row table:style-name="ro2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table:style-name="ce1" office:value-type="string">
            <text:p><text:s/>1.24</text:p>
          </table:table-cell>
          <table:table-cell table:formula="of:=[.E45]+1" office:value-type="float" office:value="2.24">
            <text:p>2.24</text:p>
          </table:table-cell>
          <table:table-cell table:style-name="ce2" table:formula="of:=ABS([.D45]-[.F45])" office:value-type="float" office:value="0.56">
            <text:p>0.56</text:p>
          </table:table-cell>
          <table:table-cell table:style-name="ce2" table:formula="of:=ABS([.C45]-[.D45])" office:value-type="float" office:value="1.35">
            <text:p>1.3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4.32">
            <text:p>4.32</text:p>
          </table:table-cell>
          <table:table-cell table:formula="of:=[.O45]+1" office:value-type="float" office:value="5.32">
            <text:p>5.32</text:p>
          </table:table-cell>
          <table:table-cell table:formula="of:=ABS([.N45]-[.P45])" office:value-type="float" office:value="0.83">
            <text:p>0.83</text:p>
          </table:table-cell>
        </table:table-row>
        <table:table-row table:style-name="ro2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table:style-name="ce1" office:value-type="string">
            <text:p><text:s/>7.04</text:p>
          </table:table-cell>
          <table:table-cell table:formula="of:=[.E46]+1" office:value-type="float" office:value="8.04">
            <text:p>8.04</text:p>
          </table:table-cell>
          <table:table-cell table:style-name="ce2" table:formula="of:=ABS([.D46]-[.F46])" office:value-type="float" office:value="2.54">
            <text:p>2.54</text:p>
          </table:table-cell>
          <table:table-cell table:style-name="ce2" table:formula="of:=ABS([.C46]-[.D46])" office:value-type="float" office:value="4.2">
            <text:p>4.2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7.28">
            <text:p>7.28</text:p>
          </table:table-cell>
          <table:table-cell table:formula="of:=[.O46]+1" office:value-type="float" office:value="8.28">
            <text:p>8.28</text:p>
          </table:table-cell>
          <table:table-cell table:formula="of:=ABS([.N46]-[.P46])" office:value-type="float" office:value="0.0199999999999996">
            <text:p>0.02</text:p>
          </table:table-cell>
        </table:table-row>
        <table:table-row table:style-name="ro2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table:style-name="ce1" office:value-type="string">
            <text:p><text:s/>3.92</text:p>
          </table:table-cell>
          <table:table-cell table:formula="of:=[.E47]+1" office:value-type="float" office:value="4.92">
            <text:p>4.92</text:p>
          </table:table-cell>
          <table:table-cell table:style-name="ce2" table:formula="of:=ABS([.D47]-[.F47])" office:value-type="float" office:value="3.12">
            <text:p>3.12</text:p>
          </table:table-cell>
          <table:table-cell table:style-name="ce2" table:formula="of:=ABS([.C47]-[.D47])" office:value-type="float" office:value="0.499999999999999">
            <text:p>0.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5.88">
            <text:p>5.88</text:p>
          </table:table-cell>
          <table:table-cell table:formula="of:=[.O47]+1" office:value-type="float" office:value="6.88">
            <text:p>6.88</text:p>
          </table:table-cell>
          <table:table-cell table:formula="of:=ABS([.N47]-[.P47])" office:value-type="float" office:value="0.0800000000000001">
            <text:p>0.08</text:p>
          </table:table-cell>
        </table:table-row>
        <table:table-row table:style-name="ro2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table:style-name="ce1" office:value-type="string">
            <text:p><text:s/>6.7</text:p>
          </table:table-cell>
          <table:table-cell table:formula="of:=[.E48]+1" office:value-type="float" office:value="7.7">
            <text:p>7.7</text:p>
          </table:table-cell>
          <table:table-cell table:style-name="ce2" table:formula="of:=ABS([.D48]-[.F48])" office:value-type="float" office:value="3">
            <text:p>3</text:p>
          </table:table-cell>
          <table:table-cell table:style-name="ce2" table:formula="of:=ABS([.C48]-[.D48])" office:value-type="float" office:value="3.55">
            <text:p>3.55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4.88">
            <text:p>4.88</text:p>
          </table:table-cell>
          <table:table-cell table:formula="of:=[.O48]+1" office:value-type="float" office:value="5.88">
            <text:p>5.88</text:p>
          </table:table-cell>
          <table:table-cell table:formula="of:=ABS([.N48]-[.P48])" office:value-type="float" office:value="1.57">
            <text:p>1.57</text:p>
          </table:table-cell>
        </table:table-row>
        <table:table-row table:style-name="ro2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table:style-name="ce1" office:value-type="string">
            <text:p><text:s/>6.06</text:p>
          </table:table-cell>
          <table:table-cell table:formula="of:=[.E49]+1" office:value-type="float" office:value="7.06">
            <text:p>7.06</text:p>
          </table:table-cell>
          <table:table-cell table:style-name="ce2" table:formula="of:=ABS([.D49]-[.F49])" office:value-type="float" office:value="1.76">
            <text:p>1.76</text:p>
          </table:table-cell>
          <table:table-cell table:style-name="ce2" table:formula="of:=ABS([.C49]-[.D49])" office:value-type="float" office:value="4.3">
            <text:p>4.3</text:p>
          </table:table-cell>
          <table:table-cell table:number-columns-repeated="3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1.28">
            <text:p>1.28</text:p>
          </table:table-cell>
          <table:table-cell table:formula="of:=[.O49]+1" office:value-type="float" office:value="2.28">
            <text:p>2.28</text:p>
          </table:table-cell>
          <table:table-cell table:formula="of:=ABS([.N49]-[.P49])" office:value-type="float" office:value="5.17">
            <text:p>5.1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3.84">
            <text:p>3.84</text:p>
          </table:table-cell>
          <table:table-cell table:formula="of:=[.O50]+1" office:value-type="float" office:value="4.84">
            <text:p>4.84</text:p>
          </table:table-cell>
          <table:table-cell table:formula="of:=ABS([.N50]-[.P50])" office:value-type="float" office:value="3.61">
            <text:p>3.61</text:p>
          </table:table-cell>
        </table:table-row>
        <table:table-row table:style-name="ro2">
          <table:table-cell table:number-columns-repeated="5"/>
          <table:table-cell table:style-name="Default" office:value-type="string">
            <text:p>Our difference to turk</text:p>
          </table:table-cell>
          <table:table-cell office:value-type="string">
            <text:p>KE difference to turk</text:p>
          </table:table-cell>
          <table:table-cell table:number-columns-repeated="4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5.96">
            <text:p>5.96</text:p>
          </table:table-cell>
          <table:table-cell table:formula="of:=[.O51]+1" office:value-type="float" office:value="6.96">
            <text:p>6.96</text:p>
          </table:table-cell>
          <table:table-cell table:formula="of:=ABS([.N51]-[.P51])" office:value-type="float" office:value="1.04">
            <text:p>1.04</text:p>
          </table:table-cell>
        </table:table-row>
        <table:table-row table:style-name="ro2">
          <table:table-cell table:number-columns-repeated="5"/>
          <table:table-cell table:formula="of:=10/48" office:value-type="float" office:value="0.208333333333333">
            <text:p>0.2083333333</text:p>
          </table:table-cell>
          <table:table-cell table:style-name="ce2" table:formula="of:=26/48" office:value-type="float" office:value="0.541666666666667">
            <text:p>0.5416666667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</table:table-row>
        <table:table-row table:style-name="ro3">
          <table:table-cell table:number-columns-repeated="3"/>
          <table:table-cell office:value-type="string">
            <text:p>rating</text:p>
          </table:table-cell>
          <table:table-cell office:value-type="string">
            <text:p>count KE</text:p>
          </table:table-cell>
          <table:table-cell table:style-name="Default"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table:formula="of:=COUNTIF([.F2: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Default" table:formula="of:=COUNTIF([.F2:.F50];&quot;&lt;=2&quot;)-[.F58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table:formula="of:=COUNTIF([.F2:.F51];&quot;&lt;=3&quot;)-[.F5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4">
            <text:p>4</text:p>
          </table:table-cell>
          <table:table-cell table:style-name="Default" table:formula="of:=COUNTIF([.F2:.F52];&quot;&lt;=4&quot;)-[.F60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table:formula="of:=COUNTIF([.F2:.F53];&quot;&lt;=5&quot;)-[.F61]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Default" table:formula="of:=COUNTIF([.F2:.F54];&quot;&lt;=6&quot;)-[.F62]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</table:table-row>
        <table:table-row table:style-name="ro2">
          <table:table-cell table:number-columns-repeated="3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Default" table:formula="of:=COUNTIF([.F2:.F55];&quot;&lt;=7&quot;)-[.F63]"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</table:table-row>
        <table:table-row table:style-name="ro2"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Default" table:formula="of:=COUNTIF([.F2:.F56];&quot;&lt;=8&quot;)-[.F64]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 table:formula="of:=COUNTIF([.F2:.F57];&quot;&lt;=9&quot;)-[.F65]"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table:formula="of:=COUNTIF([.F2:.F58];&quot;&lt;=10&quot;)-[.F6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</table:table-row>
        <table:table-row table:style-name="ro2">
          <table:table-cell table:number-columns-repeated="3"/>
          <table:table-cell>
            <draw:frame table:end-cell-address="Sheet1.K87" table:end-x="0.4299in" table:end-y="0.1157in" draw:z-index="0" draw:name="Chart 1" draw:style-name="gr1" svg:width="6.6209in" svg:height="3.2693in" svg:x="0.0323in" svg:y="0.0343in">
              <draw:object draw:notify-on-update-of-ranges="Sheet1.E57:Sheet1.E57 Sheet1.D58:Sheet1.D67 Sheet1.G57:Sheet1.G57 Sheet1.G58:Sheet1.G67 Sheet1.F57:Sheet1.F57 Sheet1.F58:Sheet1.F67 Sheet1.E57:Sheet1.E57 Sheet1.E58:Sheet1.E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</table:table-row>
      </table:table>
      <table:table table:name="Sheet2" table:style-name="ta2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15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6T15:02:27</dc:date>
    <meta:editing-cycles>2</meta:editing-cycles>
    <meta:editing-duration>PT00H25M09S</meta:editing-duration>
    <meta:generator>OpenOffice.org/3.2$Linux OpenOffice.org_project/320m19$Build-9505</meta:generator>
    <meta:document-statistic meta:table-count="3" meta:cell-count="1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818cm" svg:height="8.305cm" xlink:href=".." chart:class="chart:bar" chart:column-mapping="2 1 0" chart:style-name="ch1">
        <chart:title svg:x="5.432cm" svg:y="0.167cm" chart:style-name="ch2">
          <text:p>Histogram of Number of votes</text:p>
        </chart:title>
        <chart:legend chart:legend-position="end" svg:x="14.536cm" svg:y="3.495cm" chart:style-name="ch3"/>
        <chart:plot-area chart:style-name="ch4" table:cell-range-address="Sheet1.D57:Sheet1.F57 Sheet1.D58:Sheet1.F67 Sheet1.G57:Sheet1.G67" chart:data-source-has-labels="both" svg:x="0.336cm" svg:y="0.836cm" svg:width="13.865cm" svg:height="7.137cm">
          <chart:axis chart:dimension="x" chart:name="primary-x" chart:style-name="ch5">
            <chart:categories table:cell-range-address="Sheet1.D58:Sheet1.D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58:Sheet1.G67" chart:label-cell-address="Sheet1.G57:Sheet1.G57" chart:class="chart:bar">
            <chart:data-point chart:repeated="10"/>
          </chart:series>
          <chart:series chart:style-name="ch9" chart:values-cell-range-address="Sheet1.F58:Sheet1.F67" chart:label-cell-address="Sheet1.F57:Sheet1.F57" chart:class="chart:bar">
            <chart:data-point chart:repeated="10"/>
          </chart:series>
          <chart:series chart:style-name="ch10" chart:values-cell-range-address="Sheet1.E58:Sheet1.E67" chart:label-cell-address="Sheet1.E57:Sheet1.E5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57:Sheet1.G57">count turk</text:p>
              </table:table-cell>
              <table:table-cell office:value-type="string">
                <text:p text:id="Sheet1.F57:Sheet1.F57">count us</text:p>
              </table:table-cell>
              <table:table-cell office:value-type="string">
                <text:p text:id="Sheet1.E57:Sheet1.E57">count KE</text:p>
              </table:table-cell>
            </table:table-row>
          </table:table-header-rows>
          <table:table-rows>
            <table:table-row>
              <table:table-cell office:value-type="string">
                <text:p text:id="Sheet1.D58:Sheet1.D67">1</text:p>
              </table:table-cell>
              <table:table-cell office:value-type="float" office:value="1">
                <text:p text:id="Sheet1.G58:Sheet1.G67">1</text:p>
              </table:table-cell>
              <table:table-cell office:value-type="float" office:value="0">
                <text:p text:id="Sheet1.F58:Sheet1.F67">0</text:p>
              </table:table-cell>
              <table:table-cell office:value-type="float" office:value="10">
                <text:p text:id="Sheet1.E58:Sheet1.E67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